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/>
      </text:list-level-style-number>
      <text:list-level-style-number text:level="2" style:num-format="">
        <style:list-level-properties text:space-before="0in" text:min-label-width="0in"/>
      </text:list-level-style-number>
      <text:list-level-style-number text:level="3" style:num-format="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2">
      <text:list-level-style-number text:level="1" text:style-name="WW_CharLFO2LVL1" style:num-suffix="." style:num-format="I" text:start-value="3">
        <style:list-level-properties text:space-before="0in" text:min-label-width="0.5in"/>
      </text:list-level-style-number>
    </text:list-style>
    <style:style style:name="P1" style:parent-style-name="Обычный" style:master-page-name="MP0" style:family="paragraph">
      <style:paragraph-properties fo:break-before="page" fo:text-indent="0.3937in">
        <style:tab-stops>
          <style:tab-stop style:type="left" style:position="0.125in"/>
          <style:tab-stop style:type="left" style:position="0.375in"/>
        </style:tab-stops>
      </style:paragraph-properties>
    </style:style>
    <style:style style:name="P2" style:parent-style-name="Обычный" style:family="paragraph">
      <style:paragraph-properties>
        <style:tab-stops>
          <style:tab-stop style:type="left" style:position="0.125in"/>
          <style:tab-stop style:type="left" style:position="0.375in"/>
        </style:tab-stops>
      </style:paragraph-properties>
    </style:style>
    <style:style style:name="T3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T4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T5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T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9" style:parent-style-name="Обычный" style:family="paragraph">
      <style:paragraph-properties fo:text-indent="0.3937in">
        <style:tab-stops>
          <style:tab-stop style:type="left" style:position="0.125in"/>
        </style:tab-stops>
      </style:paragraph-properties>
    </style:style>
    <style:style style:name="T10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T1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13" style:parent-style-name="Обычный" style:family="paragraph">
      <style:paragraph-properties fo:text-indent="0.3937in">
        <style:tab-stops>
          <style:tab-stop style:type="left" style:position="0.125in"/>
        </style:tab-stops>
      </style:paragraph-properties>
    </style:style>
    <style:style style:name="T14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T1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4" style:parent-style-name="Строгий" style:family="text">
      <style:text-properties fo:font-weight="normal" style:font-weight-asian="normal" style:font-weight-complex="normal" fo:color="#000000" fo:font-size="14pt" style:font-size-asian="14pt" style:font-size-complex="14pt" fo:background-color="#FFFFFF"/>
    </style:style>
    <style:style style:name="T25" style:parent-style-name="Строгий" style:family="text">
      <style:text-properties fo:font-weight="normal" style:font-weight-asian="normal" style:font-weight-complex="normal" fo:color="#000000" fo:font-size="14pt" style:font-size-asian="14pt" style:font-size-complex="14pt" fo:background-color="#FFFFFF"/>
    </style:style>
    <style:style style:name="T2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9" style:parent-style-name="Строгий" style:family="text">
      <style:text-properties fo:font-weight="normal" style:font-weight-asian="normal" style:font-weight-complex="normal" fo:color="#000000" fo:font-size="14pt" style:font-size-asian="14pt" style:font-size-complex="14pt" fo:background-color="#FFFFFF"/>
    </style:style>
    <style:style style:name="T30" style:parent-style-name="Строгий" style:family="text">
      <style:text-properties fo:font-weight="normal" style:font-weight-asian="normal" style:font-weight-complex="normal" fo:color="#000000" fo:font-size="14pt" style:font-size-asian="14pt" style:font-size-complex="14pt" fo:background-color="#FFFFFF"/>
    </style:style>
    <style:style style:name="T3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3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3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34" style:parent-style-name="Основнойшрифтабзаца" style:family="text">
      <style:text-properties fo:color="#000000" fo:font-size="14pt" style:font-size-asian="14pt" style:font-size-complex="14pt"/>
    </style:style>
    <style:style style:name="T35" style:parent-style-name="Основнойшрифтабзаца" style:family="text">
      <style:text-properties fo:color="#000000" fo:font-size="14pt" style:font-size-asian="14pt" style:font-size-complex="14pt"/>
    </style:style>
    <style:style style:name="P36" style:parent-style-name="Обычный" style:family="paragraph">
      <style:paragraph-properties fo:text-indent="0.3937in">
        <style:tab-stops>
          <style:tab-stop style:type="left" style:position="0.125in"/>
        </style:tab-stops>
      </style:paragraph-properties>
    </style:style>
    <style:style style:name="P37" style:parent-style-name="Обычный" style:family="paragraph">
      <style:paragraph-properties fo:text-indent="0.3937in"/>
    </style:style>
    <style:style style:name="T38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T3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0" style:parent-style-name="Обычный" style:family="paragraph">
      <style:paragraph-properties fo:text-indent="0.3937in">
        <style:tab-stops>
          <style:tab-stop style:type="left" style:position="0.375in"/>
        </style:tab-stops>
      </style:paragraph-properties>
    </style:style>
    <style:style style:name="T41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T4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4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44" style:parent-style-name="Обычный" style:family="paragraph">
      <style:paragraph-properties fo:text-indent="0.3937in">
        <style:tab-stops>
          <style:tab-stop style:type="left" style:position="0.375in"/>
        </style:tab-stops>
      </style:paragraph-properties>
      <style:text-properties fo:color="#000000" fo:font-size="14pt" style:font-size-asian="14pt" style:font-size-complex="14pt" fo:background-color="#FFFFFF"/>
    </style:style>
    <style:style style:name="P45" style:parent-style-name="Обычный" style:family="paragraph">
      <style:paragraph-properties fo:text-indent="0.3937in">
        <style:tab-stops>
          <style:tab-stop style:type="left" style:position="0.375in"/>
        </style:tab-stops>
      </style:paragraph-properties>
    </style:style>
    <style:style style:name="T46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P47" style:parent-style-name="Обычный" style:family="paragraph">
      <style:paragraph-properties fo:text-indent="0.3937in">
        <style:tab-stops>
          <style:tab-stop style:type="left" style:position="0.375in"/>
        </style:tab-stops>
      </style:paragraph-properties>
      <style:text-properties fo:font-weight="bold" style:font-weight-asian="bold" fo:color="#000000" fo:font-size="14pt" style:font-size-asian="14pt" style:font-size-complex="14pt" fo:background-color="#FFFFFF"/>
    </style:style>
    <style:style style:name="P48" style:parent-style-name="Standard" style:family="paragraph">
      <style:paragraph-properties fo:text-indent="0.3937in"/>
    </style:style>
    <style:style style:name="T49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/>
    </style:style>
    <style:style style:name="P50" style:parent-style-name="Standard" style:family="paragraph">
      <style:paragraph-properties fo:text-indent="0.3937in"/>
    </style:style>
    <style:style style:name="T51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52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/>
    </style:style>
    <style:style style:name="P53" style:parent-style-name="Обычный" style:family="paragraph">
      <style:paragraph-properties fo:text-indent="0.3937in"/>
    </style:style>
    <style:style style:name="T54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 style:language-asian="ru" style:country-asian="RU"/>
    </style:style>
    <style:style style:name="P55" style:parent-style-name="Обычный" style:family="paragraph">
      <style:paragraph-properties fo:text-indent="0.3937in"/>
    </style:style>
    <style:style style:name="T5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5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P58" style:parent-style-name="Обычный" style:family="paragraph">
      <style:paragraph-properties fo:text-indent="0.3937in"/>
    </style:style>
    <style:style style:name="T59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 style:language-asian="ru" style:country-asian="RU"/>
    </style:style>
    <style:style style:name="P60" style:parent-style-name="Обычный" style:family="paragraph">
      <style:paragraph-properties fo:text-indent="0.3937in"/>
    </style:style>
    <style:style style:name="T6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P62" style:parent-style-name="Standard" style:family="paragraph">
      <style:paragraph-properties fo:text-indent="0.3937in"/>
    </style:style>
    <style:style style:name="T63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 fo:language="en" fo:country="US"/>
    </style:style>
    <style:style style:name="T64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/>
    </style:style>
    <style:style style:name="T65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/>
    </style:style>
    <style:style style:name="P66" style:parent-style-name="Standard" style:family="paragraph">
      <style:paragraph-properties fo:text-indent="0.3937in"/>
    </style:style>
    <style:style style:name="T67" style:parent-style-name="Основнойшрифтабзаца" style:family="text">
      <style:text-properties style:font-name="Times New Roman" style:font-name-complex="Times New Roman" fo:font-weight="bold" style:font-weight-asian="bold" fo:color="#000000" fo:font-size="14pt" style:font-size-asian="14pt" style:font-size-complex="14pt" fo:background-color="#FFFFFF"/>
    </style:style>
    <style:style style:name="P68" style:parent-style-name="Standard" style:family="paragraph">
      <style:paragraph-properties fo:text-indent="0.3937in">
        <style:tab-stops>
          <style:tab-stop style:type="left" style:position="0.375in"/>
        </style:tab-stops>
      </style:paragraph-properties>
    </style:style>
    <style:style style:name="T6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7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7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7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T7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P74" style:parent-style-name="Обычный" style:family="paragraph">
      <style:paragraph-properties fo:text-indent="0.3937in">
        <style:tab-stops>
          <style:tab-stop style:type="left" style:position="0.375in"/>
        </style:tab-stops>
      </style:paragraph-properties>
    </style:style>
    <style:style style:name="T75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 style:language-asian="ru" style:country-asian="RU"/>
    </style:style>
    <style:style style:name="P76" style:parent-style-name="Обычный" style:family="paragraph">
      <style:paragraph-properties fo:text-indent="0.3937in">
        <style:tab-stops>
          <style:tab-stop style:type="left" style:position="0.375in"/>
        </style:tab-stops>
      </style:paragraph-properties>
      <style:text-properties fo:color="#000000" fo:font-size="14pt" style:font-size-asian="14pt" style:font-size-complex="14pt" fo:background-color="#FFFFFF"/>
    </style:style>
    <style:style style:name="P77" style:parent-style-name="Основнойтекст" style:family="paragraph">
      <style:paragraph-properties fo:margin-bottom="0in" fo:line-height="100%" fo:text-indent="0.3937in">
        <style:tab-stops>
          <style:tab-stop style:type="left" style:position="0.375in"/>
        </style:tab-stops>
      </style:paragraph-properties>
    </style:style>
    <style:style style:name="T7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7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P80" style:parent-style-name="Основнойтекст" style:family="paragraph">
      <style:paragraph-properties fo:margin-top="0.1562in" fo:line-height="100%" fo:text-indent="0.3937in"/>
    </style:style>
    <style:style style:name="T8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83" style:parent-style-name="Основнойтекст" style:family="paragraph">
      <style:paragraph-properties fo:margin-top="0.1562in" fo:line-height="100%" fo:text-indent="0.3937in"/>
    </style:style>
    <style:style style:name="T8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8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88" style:parent-style-name="Основнойтекст" style:family="paragraph">
      <style:paragraph-properties fo:margin-top="0.1562in" fo:line-height="100%" fo:text-indent="0.3937in"/>
    </style:style>
    <style:style style:name="T89" style:parent-style-name="Строгий" style:family="text">
      <style:text-properties fo:font-weight="normal" style:font-weight-asian="normal" fo:color="#000000" fo:font-size="14pt" style:font-size-asian="14pt" style:font-size-complex="14pt" fo:background-color="#FFFFFF"/>
    </style:style>
    <style:style style:name="P90" style:parent-style-name="Основнойтекст" style:family="paragraph">
      <style:paragraph-properties fo:margin-top="0.1562in" fo:line-height="100%" fo:text-indent="0.3937in"/>
    </style:style>
    <style:style style:name="T9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93" style:parent-style-name="Основнойтекст" style:family="paragraph">
      <style:paragraph-properties fo:margin-top="0.1562in" fo:line-height="100%" fo:text-indent="0.3937in"/>
    </style:style>
    <style:style style:name="T9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9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99" style:parent-style-name="Основнойтекст" style:family="paragraph">
      <style:paragraph-properties fo:margin-bottom="0in" fo:line-height="100%" fo:text-indent="0.3937in"/>
    </style:style>
    <style:style style:name="T100" style:parent-style-name="ins" style:family="text">
      <style:text-properties fo:color="#000000" fo:font-size="14pt" style:font-size-asian="14pt" style:font-size-complex="14pt" fo:background-color="#FFFFFF"/>
    </style:style>
    <style:style style:name="T101" style:parent-style-name="ins" style:family="text">
      <style:text-properties fo:color="#000000" fo:font-size="14pt" style:font-size-asian="14pt" style:font-size-complex="14pt" fo:background-color="#FFFFFF"/>
    </style:style>
    <style:style style:name="P102" style:parent-style-name="Основнойтекст" style:family="paragraph">
      <style:paragraph-properties fo:margin-top="0.1562in" fo:line-height="100%" fo:text-indent="0.3937in"/>
    </style:style>
    <style:style style:name="T10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0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0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106" style:parent-style-name="Основнойтекст" style:family="paragraph">
      <style:paragraph-properties fo:margin-top="0.1562in" fo:line-height="100%" fo:text-indent="0.3937in"/>
    </style:style>
    <style:style style:name="T10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0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0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110" style:parent-style-name="Основнойтекст" style:family="paragraph">
      <style:paragraph-properties fo:margin-top="0.1562in" fo:line-height="100%" fo:text-indent="0.3937in"/>
    </style:style>
    <style:style style:name="T11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1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13" style:parent-style-name="Гиперссылка" style:family="text">
      <style:text-properties fo:color="#000000" fo:font-size="14pt" style:font-size-asian="14pt" style:font-size-complex="14pt" fo:background-color="#FFFFFF"/>
    </style:style>
    <style:style style:name="T11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1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1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17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118" style:parent-style-name="Основнойтекст" style:family="paragraph">
      <style:paragraph-properties fo:margin-top="0.1562in" fo:line-height="100%" fo:text-indent="0.3937in"/>
    </style:style>
    <style:style style:name="T119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2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2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2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2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2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25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126" style:parent-style-name="Основнойтекст" style:family="paragraph">
      <style:paragraph-properties fo:line-height="100%" fo:text-indent="0.3937in"/>
    </style:style>
    <style:style style:name="T12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2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2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3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P131" style:parent-style-name="Основнойтекст" style:family="paragraph">
      <style:paragraph-properties fo:margin-top="0.1562in" fo:line-height="100%" fo:text-indent="0.3937in"/>
    </style:style>
    <style:style style:name="T132" style:parent-style-name="Основнойшрифтабзаца" style:family="text">
      <style:text-properties fo:color="#000000" fo:font-size="14pt" style:font-size-asian="14pt" style:font-size-complex="14pt"/>
    </style:style>
    <style:style style:name="T133" style:parent-style-name="Основнойшрифтабзаца" style:family="text">
      <style:text-properties fo:color="#000000" fo:font-size="14pt" style:font-size-asian="14pt" style:font-size-complex="14pt"/>
    </style:style>
    <style:style style:name="P134" style:parent-style-name="Основнойтекст" style:family="paragraph">
      <style:paragraph-properties fo:line-height="100%" fo:text-indent="0.3937in"/>
    </style:style>
    <style:style style:name="T13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3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3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 style:language-asian="ru" style:country-asian="RU"/>
    </style:style>
    <style:style style:name="T13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3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4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4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3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4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5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3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4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6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3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4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7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8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8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8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83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84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 fo:background-color="#FFFFFF" style:language-asian="ru" style:country-asian="RU"/>
    </style:style>
    <style:style style:name="T18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86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 fo:background-color="#FFFFFF" style:language-asian="ru" style:country-asian="RU"/>
    </style:style>
    <style:style style:name="T18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8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8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90" style:parent-style-name="Основнойшрифтабзаца" style:family="text">
      <style:text-properties fo:font-style="italic" style:font-style-asian="italic" style:font-style-complex="italic" fo:color="#000000" fo:font-size="14pt" style:font-size-asian="14pt" style:font-size-complex="14pt" fo:background-color="#FFFFFF" style:language-asian="ru" style:country-asian="RU"/>
    </style:style>
    <style:style style:name="T19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9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93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94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9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9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9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9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19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 style:language-asian="ru" style:country-asian="RU"/>
    </style:style>
    <style:style style:name="T2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 style:language-asian="ru" style:country-asian="RU"/>
    </style:style>
    <style:style style:name="T20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0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P203" style:parent-style-name="Обычный" style:family="paragraph">
      <style:paragraph-properties fo:text-indent="0.3937in">
        <style:tab-stops>
          <style:tab-stop style:type="left" style:position="0.375in"/>
        </style:tab-stops>
      </style:paragraph-properties>
    </style:style>
    <style:style style:name="T20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background-color="#FFFFFF" style:language-asian="ru" style:country-asian="RU"/>
    </style:style>
    <style:style style:name="T20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0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0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0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0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3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4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1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2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2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2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2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 style:language-asian="ru" style:country-asian="RU"/>
    </style:style>
    <style:style style:name="T224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2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2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 style:language-asian="ru" style:country-asian="RU"/>
    </style:style>
    <style:style style:name="T22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2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29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3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31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3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33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34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35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36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37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T238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P239" style:parent-style-name="Основнойтекст" style:family="paragraph">
      <style:paragraph-properties fo:margin-bottom="0in" fo:line-height="100%" fo:text-indent="0.3937in">
        <style:tab-stops>
          <style:tab-stop style:type="left" style:position="0.375in"/>
        </style:tab-stops>
      </style:paragraph-properties>
    </style:style>
    <style:style style:name="T240" style:parent-style-name="Строгий" style:family="text">
      <style:text-properties fo:font-weight="normal" style:font-weight-asian="normal" fo:color="#000000" fo:font-size="14pt" style:font-size-asian="14pt" style:font-size-complex="14pt" fo:background-color="#FFFFFF" style:language-asian="ru" style:country-asian="RU"/>
    </style:style>
    <style:style style:name="T241" style:parent-style-name="Строгий" style:family="text">
      <style:text-properties fo:font-weight="normal" style:font-weight-asian="normal" fo:color="#000000" fo:font-size="14pt" style:font-size-asian="14pt" style:font-size-complex="14pt" fo:background-color="#FFFFFF" style:language-asian="ru" style:country-asian="RU"/>
    </style:style>
    <style:style style:name="P242" style:parent-style-name="Основнойтекст" style:family="paragraph">
      <style:paragraph-properties fo:margin-top="0.1562in" fo:line-height="100%" fo:text-indent="0.3937in"/>
    </style:style>
    <style:style style:name="T243" style:parent-style-name="Основнойшрифтабзаца" style:family="text">
      <style:text-properties fo:color="#000000" fo:font-size="14pt" style:font-size-asian="14pt" style:font-size-complex="14pt"/>
    </style:style>
    <style:style style:name="P244" style:parent-style-name="Основнойтекст" style:family="paragraph">
      <style:paragraph-properties fo:margin-top="0.1562in" fo:line-height="100%" fo:text-indent="0.3937in"/>
    </style:style>
    <style:style style:name="T245" style:parent-style-name="Основнойшрифтабзаца" style:family="text">
      <style:text-properties fo:color="#000000" fo:font-size="14pt" style:font-size-asian="14pt" style:font-size-complex="14pt"/>
    </style:style>
    <style:style style:name="P246" style:parent-style-name="Основнойтекст" style:family="paragraph">
      <style:paragraph-properties fo:margin-top="0.1562in" fo:line-height="100%" fo:text-indent="0.3937in"/>
    </style:style>
    <style:style style:name="T247" style:parent-style-name="Основнойшрифтабзаца" style:family="text">
      <style:text-properties fo:color="#000000" fo:font-size="14pt" style:font-size-asian="14pt" style:font-size-complex="14pt"/>
    </style:style>
    <style:style style:name="P248" style:parent-style-name="Основнойтекст" style:family="paragraph">
      <style:paragraph-properties fo:margin-top="0.1562in" fo:line-height="100%" fo:text-indent="0.3937in"/>
    </style:style>
    <style:style style:name="T249" style:parent-style-name="Основнойшрифтабзаца" style:family="text">
      <style:text-properties fo:color="#000000" fo:font-size="14pt" style:font-size-asian="14pt" style:font-size-complex="14pt"/>
    </style:style>
    <style:style style:name="T250" style:parent-style-name="Гиперссылка" style:family="text">
      <style:text-properties fo:color="#0F7CC6" fo:font-size="14pt" style:font-size-asian="14pt" style:font-size-complex="14pt"/>
    </style:style>
    <style:style style:name="T251" style:parent-style-name="Основнойшрифтабзаца" style:family="text">
      <style:text-properties fo:color="#000000" fo:font-size="14pt" style:font-size-asian="14pt" style:font-size-complex="14pt"/>
    </style:style>
    <style:style style:name="P252" style:parent-style-name="Основнойтекст" style:family="paragraph">
      <style:paragraph-properties fo:margin-top="0.1562in" fo:line-height="100%" fo:text-indent="0.3937in"/>
    </style:style>
    <style:style style:name="T253" style:parent-style-name="Основнойшрифтабзаца" style:family="text">
      <style:text-properties fo:color="#000000" fo:font-size="14pt" style:font-size-asian="14pt" style:font-size-complex="14pt"/>
    </style:style>
    <style:style style:name="P254" style:parent-style-name="Основнойтекст" style:family="paragraph">
      <style:paragraph-properties fo:margin-top="0.1562in" fo:line-height="100%" fo:text-indent="0.3937in"/>
    </style:style>
    <style:style style:name="T255" style:parent-style-name="Строгий" style:family="text">
      <style:text-properties fo:font-weight="normal" style:font-weight-asian="normal" fo:color="#000000" fo:font-size="14pt" style:font-size-asian="14pt" style:font-size-complex="14pt"/>
    </style:style>
    <style:style style:name="T256" style:parent-style-name="Строгий" style:family="text">
      <style:text-properties fo:font-weight="normal" style:font-weight-asian="normal" fo:color="#000000" fo:font-size="14pt" style:font-size-asian="14pt" style:font-size-complex="14pt"/>
    </style:style>
    <style:style style:name="P257" style:parent-style-name="Основнойтекст" style:family="paragraph">
      <style:paragraph-properties fo:margin-top="0.1562in" fo:line-height="100%" fo:text-indent="0.3937in"/>
    </style:style>
    <style:style style:name="T258" style:parent-style-name="Основнойшрифтабзаца" style:family="text">
      <style:text-properties fo:color="#000000" fo:font-size="14pt" style:font-size-asian="14pt" style:font-size-complex="14pt"/>
    </style:style>
    <style:style style:name="P259" style:parent-style-name="Основнойтекст" style:family="paragraph">
      <style:paragraph-properties fo:margin-top="0.1562in" fo:line-height="100%" fo:text-indent="0.3937in"/>
    </style:style>
    <style:style style:name="T260" style:parent-style-name="Основнойшрифтабзаца" style:family="text">
      <style:text-properties fo:color="#000000" fo:font-size="14pt" style:font-size-asian="14pt" style:font-size-complex="14pt"/>
    </style:style>
    <style:style style:name="P261" style:parent-style-name="Основнойтекст" style:family="paragraph">
      <style:paragraph-properties fo:margin-top="0.1562in" fo:line-height="100%" fo:text-indent="0.3937in"/>
    </style:style>
    <style:style style:name="T262" style:parent-style-name="Основнойшрифтабзаца" style:family="text">
      <style:text-properties fo:color="#000000" fo:font-size="14pt" style:font-size-asian="14pt" style:font-size-complex="14pt"/>
    </style:style>
    <style:style style:name="T263" style:parent-style-name="Основнойшрифтабзаца" style:family="text">
      <style:text-properties fo:color="#000000" fo:font-size="14pt" style:font-size-asian="14pt" style:font-size-complex="14pt"/>
    </style:style>
    <style:style style:name="P264" style:parent-style-name="Основнойтекст" style:family="paragraph">
      <style:paragraph-properties fo:margin-top="0.1562in" fo:line-height="100%" fo:text-indent="0.3937in"/>
    </style:style>
    <style:style style:name="T265" style:parent-style-name="Основнойшрифтабзаца" style:family="text">
      <style:text-properties fo:color="#000000" fo:font-size="14pt" style:font-size-asian="14pt" style:font-size-complex="14pt"/>
    </style:style>
    <style:style style:name="P266" style:parent-style-name="Основнойтекст" style:family="paragraph">
      <style:paragraph-properties fo:margin-top="0.1562in" fo:line-height="100%" fo:text-indent="0.3937in"/>
    </style:style>
    <style:style style:name="T267" style:parent-style-name="Основнойшрифтабзаца" style:family="text">
      <style:text-properties fo:color="#000000" fo:font-size="14pt" style:font-size-asian="14pt" style:font-size-complex="14pt"/>
    </style:style>
    <style:style style:name="P268" style:parent-style-name="Основнойтекст" style:family="paragraph">
      <style:paragraph-properties fo:margin-top="0.1562in" fo:line-height="100%" fo:text-indent="0.3937in"/>
    </style:style>
    <style:style style:name="T269" style:parent-style-name="Основнойшрифтабзаца" style:family="text">
      <style:text-properties fo:color="#000000" fo:font-size="14pt" style:font-size-asian="14pt" style:font-size-complex="14pt"/>
    </style:style>
    <style:style style:name="P270" style:parent-style-name="Основнойтекст" style:family="paragraph">
      <style:paragraph-properties fo:margin-top="0.1562in" fo:line-height="100%" fo:text-indent="0.3937in"/>
    </style:style>
    <style:style style:name="T271" style:parent-style-name="Основнойшрифтабзаца" style:family="text">
      <style:text-properties fo:color="#000000" fo:font-size="14pt" style:font-size-asian="14pt" style:font-size-complex="14pt"/>
    </style:style>
    <style:style style:name="T272" style:parent-style-name="Основнойшрифтабзаца" style:family="text">
      <style:text-properties fo:color="#000000" fo:font-size="14pt" style:font-size-asian="14pt" style:font-size-complex="14pt"/>
    </style:style>
    <style:style style:name="P273" style:parent-style-name="Основнойтекст" style:family="paragraph">
      <style:paragraph-properties fo:margin-top="0.1562in" fo:line-height="100%" fo:text-indent="0.3937in"/>
    </style:style>
    <style:style style:name="T274" style:parent-style-name="Основнойшрифтабзаца" style:family="text">
      <style:text-properties fo:color="#000000" fo:font-size="14pt" style:font-size-asian="14pt" style:font-size-complex="14pt"/>
    </style:style>
    <style:style style:name="T275" style:parent-style-name="Основнойшрифтабзаца" style:family="text">
      <style:text-properties fo:color="#000000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276" style:parent-style-name="Обычный" style:family="paragraph">
      <style:paragraph-properties fo:margin-bottom="0.1944in" fo:margin-left="0in" fo:text-indent="0.3937in">
        <style:tab-stops>
          <style:tab-stop style:type="left" style:position="0in"/>
          <style:tab-stop style:type="left" style:position="0.5in"/>
        </style:tab-stops>
      </style:paragraph-properties>
    </style:style>
    <style:style style:name="T277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P278" style:parent-style-name="Обычный" style:family="paragraph">
      <style:paragraph-properties fo:margin-bottom="0.1944in" fo:text-indent="0.3937in">
        <style:tab-stops>
          <style:tab-stop style:type="left" style:position="0in"/>
        </style:tab-stops>
      </style:paragraph-properties>
    </style:style>
    <style:style style:name="T279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T280" style:parent-style-name="Основнойшрифтабзаца" style:family="text">
      <style:text-properties fo:font-weight="bold" style:font-weight-asian="bold" fo:color="#000000" fo:font-size="14pt" style:font-size-asian="14pt" style:font-size-complex="14pt" fo:background-color="#FFFFFF"/>
    </style:style>
    <style:style style:name="P281" style:parent-style-name="Обычный" style:family="paragraph">
      <style:paragraph-properties fo:margin-bottom="0.1944in" fo:text-indent="0.3937in">
        <style:tab-stops>
          <style:tab-stop style:type="left" style:position="0in"/>
        </style:tab-stops>
      </style:paragraph-properties>
    </style:style>
    <style:style style:name="T28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8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84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285" style:parent-style-name="Обычный" style:family="paragraph">
      <style:paragraph-properties fo:margin-bottom="0.1944in" fo:text-indent="0.3937in">
        <style:tab-stops>
          <style:tab-stop style:type="left" style:position="0in"/>
        </style:tab-stops>
      </style:paragraph-properties>
      <style:text-properties fo:color="#000000" fo:font-size="14pt" style:font-size-asian="14pt" style:font-size-complex="14pt" fo:background-color="#FFFFFF"/>
    </style:style>
    <style:style style:name="P286" style:parent-style-name="Основнойтекст" style:family="paragraph">
      <style:paragraph-properties fo:margin-bottom="0.1944in" fo:line-height="100%" fo:text-indent="0.3937in">
        <style:tab-stops>
          <style:tab-stop style:type="left" style:position="0in"/>
        </style:tab-stops>
      </style:paragraph-properties>
    </style:style>
    <style:style style:name="P287" style:parent-style-name="Основнойтекст" style:family="paragraph">
      <style:paragraph-properties fo:margin-bottom="0.1041in" fo:line-height="100%" fo:text-indent="0.3937in"/>
    </style:style>
    <style:style style:name="T288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289" style:parent-style-name="Основнойтекст" style:family="paragraph">
      <style:paragraph-properties fo:margin-bottom="0.1041in" fo:line-height="100%" fo:text-indent="0.3937in"/>
    </style:style>
    <style:style style:name="T290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background-color="#FFFFFF"/>
    </style:style>
    <style:style style:name="P291" style:parent-style-name="Основнойтекст" style:family="paragraph">
      <style:paragraph-properties fo:margin-bottom="0.1041in" fo:line-height="100%" fo:text-indent="0.3937in"/>
    </style:style>
    <style:style style:name="T29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293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294" style:parent-style-name="Основнойтекст" style:family="paragraph">
      <style:paragraph-properties fo:margin-bottom="0.1041in" fo:line-height="100%" fo:text-indent="0.3937in"/>
      <style:text-properties fo:color="#000000" fo:font-size="14pt" style:font-size-asian="14pt" style:font-size-complex="14pt" fo:background-color="#FFFFFF"/>
    </style:style>
    <style:style style:name="P295" style:parent-style-name="Обычный" style:family="paragraph">
      <style:paragraph-properties fo:margin-bottom="0.1944in" fo:margin-left="0in" fo:text-indent="0.3937in">
        <style:tab-stops>
          <style:tab-stop style:type="left" style:position="0in"/>
          <style:tab-stop style:type="left" style:position="0.5in"/>
        </style:tab-stops>
      </style:paragraph-properties>
    </style:style>
    <style:style style:name="T296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background-color="#FFFFFF"/>
    </style:style>
    <style:style style:name="P297" style:parent-style-name="NormalWeb" style:family="paragraph">
      <style:paragraph-properties fo:margin-top="0in" fo:margin-bottom="0in" fo:line-height="100%" fo:text-indent="0.3937in"/>
    </style:style>
    <style:style style:name="T29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P299" style:parent-style-name="Обычный" style:family="paragraph">
      <style:paragraph-properties fo:text-indent="0.3937in">
        <style:tab-stops>
          <style:tab-stop style:type="left" style:position="0in"/>
        </style:tab-stops>
      </style:paragraph-properties>
    </style:style>
    <style:style style:name="T300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P301" style:parent-style-name="Обычный" style:family="paragraph">
      <style:paragraph-properties fo:text-indent="0.3937in">
        <style:tab-stops>
          <style:tab-stop style:type="left" style:position="0in"/>
        </style:tab-stops>
      </style:paragraph-properties>
    </style:style>
    <style:style style:name="T302" style:parent-style-name="Основнойшрифтабзаца" style:family="text">
      <style:text-properties fo:color="#000000" fo:font-size="14pt" style:font-size-asian="14pt" style:font-size-complex="14pt" fo:background-color="#FFFFFF" style:language-asian="ru" style:country-asian="RU"/>
    </style:style>
    <style:style style:name="P303" style:parent-style-name="Обычный" style:family="paragraph">
      <style:paragraph-properties fo:margin-bottom="0.1944in" fo:margin-left="0in" fo:text-indent="0.3937in">
        <style:tab-stops>
          <style:tab-stop style:type="left" style:position="0in"/>
          <style:tab-stop style:type="left" style:position="0.5in"/>
        </style:tab-stops>
      </style:paragraph-properties>
    </style:style>
    <style:style style:name="T304" style:parent-style-name="Основнойшрифтабзаца" style:family="text">
      <style:text-properties fo:font-weight="bold" style:font-weight-asian="bold" style:font-weight-complex="bold" fo:color="#000000" fo:font-size="14pt" style:font-size-asian="14pt" style:font-size-complex="14pt" fo:background-color="#FFFFFF"/>
    </style:style>
    <style:style style:name="P305" style:parent-style-name="Обычный" style:family="paragraph">
      <style:paragraph-properties fo:margin-bottom="0.1944in" fo:text-indent="0.3937in">
        <style:tab-stops>
          <style:tab-stop style:type="left" style:position="0in"/>
        </style:tab-stops>
      </style:paragraph-properties>
    </style:style>
    <style:style style:name="T306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307" style:parent-style-name="Обычный" style:family="paragraph">
      <style:paragraph-properties fo:margin-bottom="0.1944in" fo:text-indent="0.3937in">
        <style:tab-stops>
          <style:tab-stop style:type="left" style:position="0in"/>
        </style:tab-stops>
      </style:paragraph-properties>
      <style:text-properties fo:color="#000000" fo:font-size="14pt" style:font-size-asian="14pt" style:font-size-complex="14pt" fo:background-color="#FFFFFF"/>
    </style:style>
    <style:style style:family="graphic" style:name="a0" style:parent-style-name="Graphics">
      <style:graphic-properties fo:min-width="0.18889in" fo:min-height="0.17431in" fo:wrap-option="wrap" fo:border="0.01042in none" fo:padding-top="0.00208in" fo:padding-bottom="0.00208in" fo:padding-left="0.00208in" fo:padding-right="0.00208in" fo:background-color="#ffffff" draw:textarea-vertical-align="top" style:wrap="run-through" style:run-through="foreground" style:writing-mode="lr-tb" draw:opacity="100%" style:horizontal-rel="page" style:vertical-rel="page" style:horizontal-pos="from-left" style:vertical-pos="from-top" draw:auto-grow-width="false" draw:auto-grow-height="false"/>
      <style:paragraph-properties/>
    </style:style>
  </office:automatic-styles>
  <office:body>
    <office:text text:use-soft-page-breaks="true">
      <text:p text:style-name="P1"><draw:frame draw:z-index="251657728" draw:id="id0" draw:style-name="a0" draw:name="Text Box 2" text:anchor-type="paragraph" svg:x="0.0625in" svg:y="0.08333in" svg:width="0.17431in" svg:height="0.18889in" style:rel-width="scale" style:rel-height="scale"><draw:text-box><text:p text:style-name="Основнойтекст"/></draw:text-box><svg:desc/></draw:frame></text:p>
      <text:p text:style-name="P2"><text:span text:style-name="T3"><text:tab/></text:span><text:span text:style-name="T4"><text:tab/></text:span><text:span text:style-name="T5">Дата:<text:s/></text:span><text:span text:style-name="T6"><text:s/></text:span><text:span text:style-name="T7">21</text:span><text:span text:style-name="T8">.01.2020 г.</text:span></text:p>
      <text:p text:style-name="P9"><text:span text:style-name="T10">Тема урока:</text:span><text:span text:style-name="T11"><text:s/></text:span><text:span text:style-name="T12">Программные средства защиты информации.</text:span></text:p>
      <text:p text:style-name="P13"><text:span text:style-name="T14">Цели урока:</text:span><text:span text:style-name="T15"><text:s/></text:span><text:span text:style-name="T16">познакомить<text:s/></text:span><text:span text:style-name="T17">об</text:span><text:span text:style-name="T18">уча</text:span><text:span text:style-name="T19">ю</text:span><text:span text:style-name="T20">щихся с понятиями «</text:span><text:span text:style-name="T21"> </text:span><text:span text:style-name="T22">программные средства</text:span><text:span text:style-name="T23"> </text:span><text:span text:style-name="T24">защиты информации»<text:s/></text:span><text:span text:style-name="T25">, «криптография»</text:span><text:span text:style-name="T26">, «</text:span><text:span text:style-name="T27">цифровая подпись»</text:span><text:span text:style-name="T28">, <text:s/>основными средствами</text:span><text:span text:style-name="T29"> </text:span><text:span text:style-name="T30">защиты информации</text:span><text:span text:style-name="T31"><text:s/>;<text:s/></text:span><text:span text:style-name="T32">развивать</text:span><text:span text:style-name="T33"><text:s/>умение обобщать и систематизировать знания;</text:span><text:span text:style-name="T34">развивать умение логически мыслить; анализировать и обобщать информацию;развивать умение осуществлять самоконтроль в учебной деятельности;воспитание ответственного отношения к соблюдению этических и правовых норм</text:span><text:span text:style-name="T35"><text:s/>информационной деятельности.</text:span></text:p>
      <text:p text:style-name="P36"/>
      <text:p text:style-name="P37"><text:span text:style-name="T38">Тип урока:<text:s/></text:span><text:span text:style-name="T39">Освоение нового материала</text:span></text:p>
      <text:p text:style-name="P40"><text:span text:style-name="T41">Учебно-материальное оснащение: <text:s/></text:span><text:span text:style-name="T42">ПЭВМ</text:span><text:span text:style-name="T43">, раздаточные материалы (карточки с практической работой).</text:span></text:p>
      <text:p text:style-name="P44"/>
      <text:p text:style-name="P45"><text:span text:style-name="T46">Ход и содержание урока</text:span></text:p>
      <text:p text:style-name="P47"/>
      <text:p text:style-name="P48"><text:span text:style-name="T49">Ход урока</text:span></text:p>
      <text:p text:style-name="P50"><text:span text:style-name="T51">I</text:span><text:span text:style-name="T52">. Организационное начало.</text:span></text:p>
      <text:p text:style-name="P53"><text:span text:style-name="T54">1. Приветствие.</text:span></text:p>
      <text:p text:style-name="P55"><text:span text:style-name="T56">- Здравствуйте,</text:span><text:span text:style-name="T57"><text:s/>сегодняшний урок проведу у вас я. Зовут меня ... Присаживайтесь.</text:span></text:p>
      <text:p text:style-name="P58"><text:span text:style-name="T59">2. Проверка готовности к уроку.</text:span></text:p>
      <text:p text:style-name="P60"><text:span text:style-name="T61">- Проверьте, все ли у вас лежит на столах. У вас должны быть рабочие тетради, письменные принадлежности. Все на месте? Хорошо</text:span></text:p>
      <text:p text:style-name="P62"><text:span text:style-name="T63">II</text:span><text:span text:style-name="T64">. Работа по осмыслению и усвое</text:span><text:span text:style-name="T65">нию нового материала.</text:span></text:p>
      <text:p text:style-name="P66"><text:span text:style-name="T67">1. Сообщение темы и цели урока.</text:span></text:p>
      <text:p text:style-name="P68"><text:span text:style-name="T69">- Открываем свои тетради и записываем число и тему сегодняшнего занятия. Сегодня<text:s/></text:span><text:span text:style-name="T70">21</text:span><text:span text:style-name="T71"><text:s/>января, <text:s/>тема: «<text:s/></text:span><text:span text:style-name="T72">Программные средства защиты информации</text:span><text:span text:style-name="T73"><text:s/>».</text:span></text:p>
      <text:p text:style-name="P74"><text:span text:style-name="T75">2. Изучение нового материала.</text:span></text:p>
      <text:p text:style-name="P76"/>
      <text:p text:style-name="P77"><text:span text:style-name="T78">Программные средства защиты<text:s/></text:span><text:span text:style-name="T79">информации — это специальные программы и программные комплексы, предназначенные для защиты информации в информационной системе.</text:span></text:p>
      <text:p text:style-name="P80"><text:span text:style-name="T81">Программные средства включают программы для идентификации пользователей, контроля доступа, удаления остаточной (рабочей) информа</text:span><text:span text:style-name="T82">ции типа временных файлов, тестового контроля системы защиты и другие. Преимущества программных средств – универсальность, гибкость, надежность, простота установки, способность к модификации и развитию.</text:span></text:p>
      <text:p text:style-name="P83"><text:span text:style-name="T84">Недостатки – использование части ресурсов </text:span><text:span text:style-name="T85">файл-сервер</text:span><text:span text:style-name="T86">а</text:span><text:span text:style-name="T87"> и рабочих станций, высокая чувствительность к случайным или преднамеренным изменениям, возможная зависимость от типов компьютеров (их аппаратных средств).</text:span></text:p>
      <text:p text:style-name="P88"><text:span text:style-name="T89">К программным средствам защиты программного обеспечения относятся:</text:span></text:p>
      <text:soft-page-break/>
      <text:p text:style-name="P90"><text:span text:style-name="T91">· встроенные средства защиты инф</text:span><text:span text:style-name="T92">ормации – это средства, реализующие авторизацию и аутентификацию пользователей (вход в систему с использованием пароля), разграничение прав доступа, защиту ПО от копирования, корректность ввода данных в соответствии с заданным форматом и так далее.</text:span></text:p>
      <text:p text:style-name="P93"><text:span text:style-name="T94">Кроме т</text:span><text:span text:style-name="T95">ого, к данной группе средств относятся встроенные средства операционной системы по защите от влияния работы одной программы на работу другой программы при работе компьютера в мультипрограммном режиме, когда в его памяти может одновременно находиться в стад</text:span><text:span text:style-name="T96">ии выполнения несколько программ, попеременно получающих управление в результате возникающих прерываний. В каждой из таких программ вероятны отказы (ошибки), которые могут повлиять на выполнение функций другими программами. Операционная система занимается<text:s/></text:span><text:span text:style-name="T97">обработкой прерываний и управлением мультипрограммным режимом. Поэтому операционная система должна обеспечить защиту себя и других программ от такого влияния, используя, например, механизм защиты памяти и распределение выполнения программ в привилегированн</text:span><text:span text:style-name="T98">ом или пользовательском режиме;</text:span></text:p>
      <text:p text:style-name="P99"><text:span text:style-name="T100">· антивирусные программы – программы, предназначенные для обнаружения компьютерных вирусов, лечения или удаления инфицированных файлов, а также для профилактики – предотвращения заражения файлов или операционной системы вред</text:span><text:span text:style-name="T101">оносным кодом. В качестве примера можно привести: ADINF, AIDSTEST, AVP, DrWeb;</text:span></text:p>
      <text:p text:style-name="P102"><text:span text:style-name="T103">· специализированные программные средства защиты информации от несанкционированного доступа – обладают в целом лучшими возможностями и характеристиками, чем встроенные средства.</text:span><text:span text:style-name="T104"><text:s/>В настоящее время рынок программных средств предоставляет большой выбор специализированных программ, предназначенных для: защиты папок и файлов на компьютере; контроля за выполнением пользователями правил безопасности при работе с компьютером, а также выя</text:span><text:span text:style-name="T105">вления и пресечения попыток несанкционированного доступа к конфиденциальным данным, хранящимся на персональном компьютере; наблюдения за действиями, происходящими на контролируемом компьютере, работающем автономно или в локальной вычислительной сети;</text:span></text:p>
      <text:p text:style-name="P106"><text:span text:style-name="T107">· про</text:span><text:span text:style-name="T108">граммные средства тестового контроля, предупреждающие и выявляющие дефекты, а также удостоверяющие надежность программ и оперативно защищающие функционирование программных средств при их проявлениях. Одним из основных путей повышения надежности программног</text:span><text:span text:style-name="T109">о обеспечения является использование современных инструментальных программных средств, позволяющих выполнять систематическое автоматизированное тестирование и испытание ПО для обнаружения и устранения ошибок проектирования, разработки и сопровождения;</text:span></text:p>
      <text:p text:style-name="P110"><text:span text:style-name="T111">· ме</text:span><text:span text:style-name="T112">жсетевые экраны (также называемые </text:span><text:a xlink:href="https://studopedia.ru/17_120429_brandmauer-kak-sredstvo-kontrolya-mezhsetevogo-trafika.html" office:target-frame-name="_top" xlink:show="replace"><text:span text:style-name="T113">брандмауэрами </text:span></text:a><text:span text:style-name="T114"> или файрволами). Между локальной и глобальной сетями создаются специальные промежуточные серверы, к</text:span><text:span text:style-name="T115">оторые инспектируют и фильтруют весь проходящий через них трафик сетевого/транспортного уровней. Это позволяет резко снизить угрозу<text:s/></text:span><text:soft-page-break/><text:span text:style-name="T116">несанкционированного доступа извне в корпоративные сети, но не устраняет данную опасность полностью. Более защищенная разнов</text:span><text:span text:style-name="T117">идность метода – это способ маскарада (masquerading), когда весь исходящий из локальной сети трафик посылается от имени firewall-сервера, делая локальную сеть практически невидимой;</text:span></text:p>
      <text:p text:style-name="P118"><text:span text:style-name="T119">· proxy-servers. Весь трафик сетевого/транспортного уровней между локально</text:span><text:span text:style-name="T120">й и глобальной сетями запрещается полностью – маршрутизация как таковая отсутствует, а обращения из локальной сети в глобальную происходят через специальные серверы-посредники. Очевидно, что при этом обращения из глобальной сети в локальную становятся нево</text:span><text:span text:style-name="T121">зможными в принципе. Примером могут служить: 3proxy (BSD, многоплатформенный), CoolProxy (проприетарный, </text:span><text:span text:style-name="T122">Windows</text:span><text:span text:style-name="T123">), Ideco ICS (проприетарный, </text:span><text:span text:style-name="T124">Linux</text:span><text:span text:style-name="T125">);</text:span></text:p>
      <text:p text:style-name="P126"><text:span text:style-name="T127">· </text:span><text:span text:style-name="T128">VPN </text:span><text:span text:style-name="T129"> (виртуальная частная сеть) позволяет передавать секретную информацию через сети, в которых возможно<text:s/></text:span><text:span text:style-name="T130">прослушивание трафика посторонними людьми. Например: IPSec (IP security), PPTP (point-to-point tunneling protocol), L2TPv3 (Layer 2 Tunnelling Protocol version 3).</text:span></text:p>
      <text:p text:style-name="P131"><text:span text:style-name="T132">Программные средства защиты информации являются одним из наиболее распространенных методов з</text:span><text:span text:style-name="T133">ащиты информации в компьютерах и информационных сетях, а так же их важнейшей и непременной частью.</text:span></text:p>
      <text:p text:style-name="P134"><text:span text:style-name="T135"><text:line-break/></text:span><text:span text:style-name="T136"><text:line-break/></text:span><text:span text:style-name="T137">Широко применяются программные средства для защиты от компьютерных вирусов. Для </text:span><text:span text:style-name="T138">защиты машин от компьютерных вирусов</text:span><text:span text:style-name="T139">, профилактики и “лечения” используются</text:span><text:span text:style-name="T140"><text:s/>программы-антивирусы, а </text:span><text:span text:style-name="T141">также средства диагностики и профилактики</text:span><text:span text:style-name="T142">, позволяющие не допустить попадания вируса в компьютерную систему, лечить заражённые файлы и диски, обнаруживать и предотвращать подозрительные действия. Антивирусные программы оцениваются<text:s/></text:span><text:span text:style-name="T143">по точности обнаружения и эффективному устранение вирусов, простое использование, стоимость, возможности работать в сети. </text:span><text:span text:style-name="T144"><text:line-break/></text:span><text:span text:style-name="T145"><text:line-break/></text:span><text:span text:style-name="T146">Наибольшей популярностью пользуются программы, предназначенные для профилактики заражения, обнаружения и уничтожения вирусов. Среди<text:s/></text:span><text:span text:style-name="T147">них отечественные антивирусные программы DrWeb (Doctor Web) И. Данилова и AVP (Antiviral Toolkit Pro) Е. Касперского. Они обладают удобным интерфейсом, средствами сканирования программ, проверки системы при загрузке и т.д. В России используются и зарубежны</text:span><text:span text:style-name="T148">е антивирусные программы. </text:span><text:span text:style-name="T149"><text:line-break/></text:span><text:span text:style-name="T150"><text:line-break/></text:span><text:span text:style-name="T151">Абсолютно надёжных программ, гарантирующих обнаружение и уничтожение любого вируса, не существует. Только многоуровневая оборона способна обеспечить наиболее полную защиту от вирусов. Важным элементом защиты от компьютерных виру</text:span><text:span text:style-name="T152">сов является профилактика. Антивирусные программы применяют одновременно с регулярным резервированием данных и профилактическими мероприятиями. Вместе эти меры позволяют значительно снизить вероятность заражения вирусом. </text:span><text:span text:style-name="T153"><text:line-break/></text:span><text:soft-page-break/><text:span text:style-name="T154"><text:line-break/></text:span><text:span text:style-name="T155">Основными мерами профилактики вир</text:span><text:span text:style-name="T156">усов являются: </text:span><text:span text:style-name="T157"><text:line-break/></text:span><text:span text:style-name="T158"><text:line-break/></text:span><text:span text:style-name="T159">1) применение лицензионного программного обеспечения; </text:span><text:span text:style-name="T160"><text:line-break/></text:span><text:span text:style-name="T161"><text:line-break/></text:span><text:span text:style-name="T162">2) регулярное использование нескольких постоянно обновляемых антивирусных программ для проверки не только собственных носителей информации при переносе на них сторонних файлов, но и л</text:span><text:span text:style-name="T163">юбых “чужих” дискет и дисков с любой информацией на них, в т.ч. и переформатированных; </text:span><text:span text:style-name="T164"><text:line-break/></text:span><text:span text:style-name="T165"><text:line-break/></text:span><text:span text:style-name="T166">3) применение различных защитных средств при работе на компьютере в любой информационной среде (например, в Интернете). Проверка на наличие вирусов файлов, полученных<text:s/></text:span><text:span text:style-name="T167">по сети; </text:span><text:span text:style-name="T168"><text:line-break/></text:span><text:span text:style-name="T169"><text:line-break/></text:span><text:span text:style-name="T170">4) периодическое резервное копирование наиболее ценных данных и программ. </text:span><text:span text:style-name="T171"><text:line-break/></text:span><text:span text:style-name="T172"><text:line-break/></text:span><text:span text:style-name="T173">Чаще всего источниками заражения являются компьютерные игры, приобретенные “неофициальным” путём и нелицензионные программы. Поэтому надёжной гарантией от вирусов являет</text:span><text:span text:style-name="T174">ся аккуратность пользователей при выборе программ и установке их на компьютер, а также во время сеансов в Интернете. Вероятность заражения не из компьютерной сети можно свести почти к нулю, если пользоваться только лицензионными, легальными продуктами и ни</text:span><text:span text:style-name="T175">когда не пускать на свой компьютер приятелей с неизвестными программами, особенно играми. Наиболее эффективной мерой в этом случае является установление разграничения доступа, не позволяющего вирусам и дефектным программам вредоносно воздействовать на данн</text:span><text:span text:style-name="T176">ые даже в случае проникновения вирусов в такой компьютер. </text:span><text:span text:style-name="T177"><text:line-break/></text:span><text:span text:style-name="T178"><text:line-break/></text:span><text:span text:style-name="T179">Одним из наиболее известных способов защиты информации является её кодирование (шифрование, криптография). Оно не спасает от физических воздействий, но в остальных случаях служит надёжным средство</text:span><text:span text:style-name="T180">м. </text:span><text:span text:style-name="T181"><text:line-break/></text:span><text:span text:style-name="T182"><text:line-break/></text:span><text:span text:style-name="T183">Код характеризуется: </text:span><text:span text:style-name="T184">длиной</text:span><text:span text:style-name="T185"> – числом знаков, используемых при кодировании и </text:span><text:span text:style-name="T186">структурой</text:span><text:span text:style-name="T187"> – порядком расположения символов, используемых для обозначения классификационного признака. </text:span><text:span text:style-name="T188"><text:line-break/></text:span><text:span text:style-name="T189"><text:line-break/></text:span><text:span text:style-name="T190">Средством кодирования</text:span><text:span text:style-name="T191"> служит таблица соответствия. Примером такой табл</text:span><text:span text:style-name="T192">ицы для перевода алфавитно-цифровой информации в компьютерные коды является кодовая таблица ASCII. </text:span><text:span text:style-name="T193"><text:line-break/></text:span><text:span text:style-name="T194"><text:line-break/></text:span><text:span text:style-name="T195">Первый стандарт шифрования появился в 1977 году в США. Главным критерием стойкости любого шифра или кода являются имеющиеся вычислительные мощности и время</text:span><text:span text:style-name="T196">, в течение которого можно их расшифровать. Если это время равняется нескольким годам, то стойкость таких алгоритмов достаточна для большинства организаций и личностей. Для шифрования информации всё чаще используют криптографические методы её защиты. </text:span><text:span text:style-name="T197"><text:line-break/></text:span><text:span text:style-name="T198"><text:line-break/></text:span><text:soft-page-break/><text:span text:style-name="T199">Кри</text:span><text:span text:style-name="T200">птографические методы защиты информации</text:span><text:span text:style-name="T201"> </text:span><text:span text:style-name="T202"><text:line-break/></text:span></text:p>
      <text:p text:style-name="P203"><text:span text:style-name="T204">Криптография</text:span><text:span text:style-name="T205"> - это тайнопись, система изменения информации с целью её защиты от несанкционированных воздействий, а также обеспечения достоверности передаваемых данных. </text:span><text:span text:style-name="T206"><text:line-break/></text:span><text:span text:style-name="T207">Общие методы криптографии существуют давно. О</text:span><text:span text:style-name="T208">на считается мощным средством обеспечения конфиденциальности и контроля целостности информации. Пока альтернативы методам криптографии нет. </text:span><text:span text:style-name="T209"><text:line-break/></text:span><text:span text:style-name="T210"><text:line-break/></text:span><text:span text:style-name="T211">Стойкость криптоалгоритма зависит от сложности методов преобразования. Вопросами разработки, продажи и использован</text:span><text:span text:style-name="T212">ия средств шифрования данных и сертификации средств защиты данных занимается Гостехкомиссия РФ. </text:span><text:span text:style-name="T213"><text:line-break/></text:span><text:span text:style-name="T214"><text:line-break/></text:span><text:span text:style-name="T215">Если использовать 256 и более разрядные ключи, то уровень надёжности защиты данных составит десятки и сотни лет работы суперкомпьютера. Для коммерческого прим</text:span><text:span text:style-name="T216">енения достаточно 40-, 44-разрядных ключей. </text:span><text:span text:style-name="T217"><text:line-break/></text:span><text:span text:style-name="T218"><text:line-break/></text:span><text:span text:style-name="T219">Одной из важных проблем информационной безопасности является организация защиты электронных данных и электронных документов. Для их кодирования, с целью удовлетворения требованиям обеспечения безопасности данны</text:span><text:span text:style-name="T220">х от несанкционированных воздействий на них, используется электронная цифровая подпись (ЭЦП). </text:span><text:span text:style-name="T221"><text:line-break/></text:span><text:span text:style-name="T222"><text:line-break/></text:span><text:span text:style-name="T223">Электронная подпись </text:span><text:span text:style-name="T224"><text:line-break/></text:span><text:span text:style-name="T225"><text:line-break/></text:span><text:span text:style-name="T226">Цифровая подпись</text:span><text:span text:style-name="T227"> представляет последовательность символов. Она зависит от самого сообщения и от секретного ключа, известного только подпис</text:span><text:span text:style-name="T228">ывающему это сообщение. </text:span><text:span text:style-name="T229"><text:line-break/></text:span><text:span text:style-name="T230"><text:line-break/></text:span><text:span text:style-name="T231">Первый отечественный стандарт ЭЦП появился в 1994 году. Вопросами использования ЭЦП в России занимается Федеральное агентство по информационным технологиям (ФАИТ). </text:span><text:span text:style-name="T232"><text:line-break/></text:span><text:span text:style-name="T233"><text:line-break/></text:span><text:span text:style-name="T234">Внедрением в жизнь всех необходимых мероприятий по защите людей,</text:span><text:span text:style-name="T235"><text:s/>помещений и данных занимаются высококвалифицированные специалисты. Они составляют основу соответствующих подразделений, являются заместителями руководителей организаций и т.п. </text:span><text:span text:style-name="T236"><text:line-break/></text:span><text:span text:style-name="T237"><text:line-break/></text:span><text:span text:style-name="T238">Существуют и технические средства защиты.</text:span></text:p>
      <text:p text:style-name="P239"><text:span text:style-name="T240">Программно-технические средства исп</text:span><text:span text:style-name="T241">ользуются в системе защиты информации по следующим направлениям:</text:span></text:p>
      <text:p text:style-name="P242"><text:span text:style-name="T243">· защита объектов корпоративных систем;</text:span></text:p>
      <text:p text:style-name="P244"><text:span text:style-name="T245">· защита процессов, процедур и программ обработки информации;</text:span></text:p>
      <text:p text:style-name="P246"><text:span text:style-name="T247">· защита каналов связи;</text:span></text:p>
      <text:soft-page-break/>
      <text:p text:style-name="P248"><text:span text:style-name="T249">· подавление побочных </text:span><text:a xlink:href="https://studopedia.ru/2_8008_elektromagnitnie-izlucheniya-istochniki-vidi-sposobi-zashchiti.html" office:target-frame-name="_top" xlink:show="replace"><text:span text:style-name="T250">электромагнитных излучений</text:span></text:a><text:span text:style-name="T251">;</text:span></text:p>
      <text:p text:style-name="P252"><text:span text:style-name="T253">· управление системой защиты.</text:span></text:p>
      <text:p text:style-name="P254"><text:span text:style-name="T255">Для того чтобы сформировать оптимальный комплекс программно-технических средств защиты информации, необходимо пройти следующие э</text:span><text:span text:style-name="T256">тапы:</text:span></text:p>
      <text:p text:style-name="P257"><text:span text:style-name="T258">· определение информационных и технических ресурсов, подлежащих защите;</text:span></text:p>
      <text:p text:style-name="P259"><text:span text:style-name="T260">· выявление полного множества потенциально возможных угроз и каналов утечки информации;</text:span></text:p>
      <text:p text:style-name="P261"><text:span text:style-name="T262">· проведение оценки уязвимости и рисков информации при имеющемся множестве угроз и каналов</text:span><text:span text:style-name="T263"><text:s/>утечки;</text:span></text:p>
      <text:p text:style-name="P264"><text:span text:style-name="T265">· определение требований к системе защиты;</text:span></text:p>
      <text:p text:style-name="P266"><text:span text:style-name="T267">· осуществление выбора средств защиты информации и их характеристик;</text:span></text:p>
      <text:p text:style-name="P268"><text:span text:style-name="T269">· внедрение и организация использования выбранных мер, способов и средств защиты;</text:span></text:p>
      <text:p text:style-name="P270"><text:span text:style-name="T271">· осуществление контроля целостности и управление сис</text:span><text:span text:style-name="T272">темой защиты.</text:span></text:p>
      <text:p text:style-name="P273"><text:span text:style-name="T274">Информация сегодня стоит дорого и её необходимо охранять. Информацией владеют и используют все люди без исключения. Каждый человек решает для себя, какую информацию ему необходимо получить, какая информация не должна быть доступна другим. Для</text:span><text:span text:style-name="T275"><text:s/>предотвращения потери информации и разрабатываются различные способы ее технической защиты, которые используются на всех этапах работы с ней, защищая от повреждений и внешних воздействий.</text:span></text:p>
      <text:section text:name="Sect1" text:style-name="S1">
        <text:soft-page-break/>
        <text:list text:style-name="LFO2" text:continue-numbering="true">
          <text:list-item>
            <text:p text:style-name="P276"><text:span text:style-name="T277">Работа по выработке практических умений и навыков.</text:span></text:p>
          </text:list-item>
        </text:list>
        <text:p text:style-name="P278"><text:span text:style-name="T279">1. Сообщение зад</text:span><text:span text:style-name="T280">ания.</text:span></text:p>
        <text:p text:style-name="P281"><text:span text:style-name="T282">Сейчас я раздам вам карточки с практической работой. Вам предстоит<text:s/></text:span><text:span text:style-name="T283">установить программу, помогающую защитить информацию</text:span><text:span text:style-name="T284">.</text:span></text:p>
        <text:p text:style-name="P285"/>
        <text:p text:style-name="P286"/>
        <text:p text:style-name="P287"><text:span text:style-name="T288">Пересаживайтесь за свои рабочие места и приступайте к выполнению задания.</text:span></text:p>
        <text:p text:style-name="P289"><text:span text:style-name="T290">2. Текущий инструктаж.</text:span></text:p>
        <text:p text:style-name="P291"><text:span text:style-name="T292">Слежу за ходом выполнения зада</text:span><text:span text:style-name="T293">ния.При возникновении затруднений оказываю помощь.</text:span></text:p>
        <text:p text:style-name="P294"/>
        <text:soft-page-break/>
        <text:list text:style-name="LFO2" text:continue-numbering="true">
          <text:list-item>
            <text:p text:style-name="P295"><text:span text:style-name="T296">Итог урока.</text:span></text:p>
          </text:list-item>
        </text:list>
        <text:p text:style-name="P297"><text:span text:style-name="T298">1. Рефлексия</text:span></text:p>
        <text:p text:style-name="P299"><text:span text:style-name="T300">- Что вызвало больше трудностей?</text:span></text:p>
        <text:p text:style-name="P301"><text:span text:style-name="T302">-Как вы оцениваете свою работу на уроке?</text:span></text:p>
        <text:list text:style-name="LFO2" text:continue-numbering="true">
          <text:list-item>
            <text:p text:style-name="P303"><text:span text:style-name="T304">Задавание на дом.</text:span></text:p>
          </text:list-item>
        </text:list>
        <text:p text:style-name="P305"><text:span text:style-name="T306">Записи в тетрадях.</text:span></text:p>
        <text:p text:style-name="P307"/>
        <text:p text:style-name="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2" style:display-name="Заголовок 2" style:family="paragraph" style:parent-style-name="Заголовок" style:next-style-name="Основнойтекст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Заголовок3" style:display-name="Заголовок 3" style:family="paragraph" style:parent-style-name="Заголовок" style:next-style-name="Основнойтекст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hyphenate="false"/>
    </style: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complex="OpenSymbol" fo:font-size="14pt" style:font-size-asian="14pt" style:font-size-complex="14pt"/>
    </style:style>
    <style:style style:name="WW8Num3z1" style:display-name="WW8Num3z1" style:family="text">
      <style:text-properties style:font-name="OpenSymbol" style:font-name-complex="OpenSymbol"/>
    </style:style>
    <style:style style:name="WW8Num4z0" style:display-name="WW8Num4z0" style:family="text">
      <style:text-properties style:font-name="Times New Roman" style:font-name-complex="Times New Roman" fo:font-size="14pt" style:font-size-asian="14pt" style:font-size-complex="14pt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Symbol" style:font-name-complex="OpenSymbol"/>
    </style:style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complex="Wingdings" fo:font-size="10pt" style:font-size-asian="10pt"/>
    </style:style>
    <style:style style:name="WW8Num3z2" style:display-name="WW8Num3z2" style:family="text">
      <style:text-properties style:font-name="Wingdings" style:font-name-complex="Wingdings" fo:font-size="10pt" style:font-size-asian="10pt"/>
    </style:style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7z0" style:display-name="WW8Num7z0" style:family="text">
      <style:text-properties fo:font-weight="bold" style:font-weight-asian="bold"/>
    </style:style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Основнойшрифтабзаца1" style:display-name="Основной шрифт абзаца1" style:family="text"/>
    <style:style style:name="Символнумерации" style:display-name="Символ нумерации" style:family="text"/>
    <style:style style:name="Маркерысписка" style:display-name="Маркеры списка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Гиперссылка" style:display-name="Гиперссылка" style:family="text">
      <style:text-properties fo:color="#000080" style:text-underline-type="single" style:text-underline-style="solid" style:text-underline-width="auto" style:text-underline-mode="continuous"/>
    </style:style>
    <style:style style:name="ins" style:display-name="ins" style:family="text"/>
    <style:style style:name="Заголовок" style:display-name="Заголовок" style:family="paragraph" style:parent-style-name="Обычный" style:next-style-name="Основнойтекст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Основнойтекст" style:display-name="Основной текст" style:family="paragraph" style:parent-style-name="Обычный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Mangal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Указатель1" style:display-name="Указатель1" style:family="paragraph" style:parent-style-name="Обычный">
      <style:paragraph-properties text:number-lines="false"/>
      <style:text-properties style:font-name-complex="Mangal" fo:hyphenate="false"/>
    </style:style>
    <style:style style:name="Обычныйвеб" style:display-name="Обычный (веб)" style:family="paragraph" style:parent-style-name="Обычный">
      <style:paragraph-properties fo:margin-top="0.1944in" fo:margin-bottom="0.1944in"/>
      <style:text-properties fo:hyphenate="false"/>
    </style:style>
    <style:style style:name="Standard" style:display-name="Standard" style:family="paragraph">
      <style:paragraph-properties style:vertical-align="baseline"/>
      <style:text-properties style:font-name="Liberation Serif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NormalWeb" style:display-name="Normal (Web)" style:family="paragraph" style:parent-style-name="Standard">
      <style:paragraph-properties fo:margin-top="0.1944in" fo:margin-bottom="0.0986in" fo:line-height="120%"/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>
        <style:list-level-properties text:space-before="0in" text:min-label-width="0in"/>
      </text:outline-level-style>
      <text:outline-level-style text:level="3" style:num-format="">
        <style:list-level-properties text:space-before="0in" text:min-label-width="0in"/>
      </text:outline-level-style>
    </text:outline-style>
    <style:style style:name="WW_CharLFO2LVL1" style:family="text">
      <style:text-properties fo:font-weight="bold" style:font-weight-asian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format="">
        <style:list-level-properties text:space-before="0in" text:min-label-width="0in"/>
      </text:list-level-style-number>
      <text:list-level-style-number text:level="2" style:num-format="">
        <style:list-level-properties text:space-before="0in" text:min-label-width="0in"/>
      </text:list-level-style-number>
      <text:list-level-style-number text:level="3" style:num-format="">
        <style:list-level-properties text:space-before="0in" text:min-label-width="0in"/>
      </text:list-level-style-number>
      <text:list-level-style-number text:level="4" style:num-format="">
        <style:list-level-properties text:space-before="0in" text:min-label-width="0in"/>
      </text:list-level-style-number>
      <text:list-level-style-number text:level="5" style:num-format="">
        <style:list-level-properties text:space-before="0in" text:min-label-width="0in"/>
      </text:list-level-style-number>
      <text:list-level-style-number text:level="6" style:num-format="">
        <style:list-level-properties text:space-before="0in" text:min-label-width="0in"/>
      </text:list-level-style-number>
      <text:list-level-style-number text:level="7" style:num-format="">
        <style:list-level-properties text:space-before="0in" text:min-label-width="0in"/>
      </text:list-level-style-number>
      <text:list-level-style-number text:level="8" style:num-format="">
        <style:list-level-properties text:space-before="0in" text:min-label-width="0in"/>
      </text:list-level-style-number>
      <text:list-level-style-number text:level="9" style:num-format="">
        <style:list-level-properties text:space-before="0in" text:min-label-width="0in"/>
      </text:list-level-style-number>
    </text:list-style>
    <text:list-style style:name="LFO2">
      <text:list-level-style-number text:level="1" text:style-name="WW_CharLFO2LVL1" style:num-suffix="." style:num-format="I" text:start-value="3">
        <style:list-level-properties text:space-before="0in" text:min-label-width="0.5in"/>
      </text:list-level-style-number>
    </text:list-style>
    <style:page-layout style:name="PL0">
      <style:page-layout-properties fo:page-width="8.268in" fo:page-height="11.693in" style:print-orientation="portrait" fo:margin-top="0.375in" fo:margin-left="0.75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«Утверждаю»</dc:title>
    <meta:initial-creator>Admin</meta:initial-creator>
    <dc:creator>HP1</dc:creator>
    <meta:creation-date>2020-04-24T11:40:00Z</meta:creation-date>
    <dc:date>2020-04-24T11:40:00Z</dc:date>
    <meta:print-date>1601-01-01T00:00:00Z</meta:print-date>
    <meta:template xlink:href="Normal" xlink:type="simple"/>
    <meta:editing-cycles>2</meta:editing-cycles>
    <meta:editing-duration>PT120S</meta:editing-duration>
    <meta:document-statistic meta:page-count="7" meta:paragraph-count="27" meta:word-count="2053" meta:character-count="13731" meta:row-count="97" meta:non-whitespace-character-count="11705"/>
  </office:meta>
</office:document-meta>
</file>